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4"/>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2"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3">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3">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3">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3">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3">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3">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3">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3">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3">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3">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3">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4"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3">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3">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3">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3">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3">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3">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 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2-08T15:17:57.225356564</dc:date>
    <meta:editing-duration>P1DT5H14M53S</meta:editing-duration>
    <meta:editing-cycles>110</meta:editing-cycles>
    <meta:generator>LibreOffice/7.3.7.2$Linux_X86_64 LibreOffice_project/30$Build-2</meta:generator>
    <meta:document-statistic meta:table-count="1" meta:cell-count="7695" meta:object-count="0"/>
  </office:meta>
</office:document-meta>
</file>